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0000000014A000000ECF0519D03C0F70D2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>
          <draw:text-box>
            <text:p>Protocol Stack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Packet Defragment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8" draw:layer="layout" svg:width="18.45cm" svg:height="2.545cm" svg:x="0.745cm" svg:y="0.119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ema packet defragment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3" draw:layer="layout" svg:width="18.45cm" svg:height="2.545cm" svg:x="0.721cm" svg:y="0.084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placeholder="true">
          <draw:text-box/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3" draw:layer="layout" svg:width="18.45cm" svg:height="2.545cm" svg:x="0.673cm" svg:y="0.132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placeholder="true">
          <draw:text-box/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1">21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55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1">21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20H26M45S</meta:editing-duration>
    <meta:editing-cycles>19</meta:editing-cycles>
    <meta:generator>LibreOffice/5.1.6.2$Windows_x86 LibreOffice_project/07ac168c60a517dba0f0d7bc7540f5afa45f0909</meta:generator>
    <dc:date>2017-06-21T00:03:22.192000000</dc:date>
    <meta:document-statistic meta:object-count="105"/>
  </office:meta>
</office:document-meta>
</file>